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5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Century Gothic" fo:language="en" fo:country="US"/>
    </style:style>
    <style:style style:name="P7" style:family="paragraph" style:parent-style-name="Standard">
      <style:text-properties style:font-name="Century Gothic" fo:language="en" fo:country="US" fo:font-weight="bold" style:font-weight-asian="bold"/>
    </style:style>
    <style:style style:name="P8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9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ubtitle">
      <style:paragraph-properties fo:margin-left="0in" fo:margin-right="0in" fo:text-indent="0in" style:auto-text-indent="false"/>
    </style:style>
    <style:style style:name="P11" style:family="paragraph" style:parent-style-name="Standard" style:list-style-name="WW8Num12">
      <style:text-properties style:font-name="Century Gothic" fo:language="en" fo:country="US"/>
    </style:style>
    <style:style style:name="P12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language="en" fo:country="US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0"><text:tab/>- Variabel<text:line-break/><text:tab/>- Tipe Data</text:p>
      <text:p text:style-name="P6"/>
      <text:p text:style-name="P6"/>
      <text:p text:style-name="P7">Objective :</text:p>
      <text:list xml:id="list361007170" text:style-name="WW8Num12">
        <text:list-item>
          <text:p text:style-name="P11">Memahami Variabel</text:p>
        </text:list-item>
        <text:list-item>
          <text:p text:style-name="P11">Memahami Type data</text:p>
        </text:list-item>
      </text:list>
      <text:p text:style-name="P8"/>
      <text:p text:style-name="P3">Tugas praktikum :</text:p>
      <text:p text:style-name="P3"/>
      <text:p text:style-name="P4"><text:span text:style-name="T1">Praktikum Soal I.<text:line-break/><text:line-break/><text:tab/></text:span><text:span text:style-name="T2">1. Buatlah file Praktikum.java.</text:span></text:p>
      <text:p text:style-name="P5"><text:tab/>2. Edit file Praktikum.java dengan sintaks seperti ini :<text:line-break/><text:line-break/><text:span text:style-name="T3">public class Praktikum{ </text:span></text:p>
      <text:p text:style-name="P9"><text:tab/>public static void main(String[] args){ </text:p>
      <text:p text:style-name="P9"><text:tab/><text:tab/>byte dog = 127; </text:p>
      <text:p text:style-name="P9"><text:tab/><text:tab/>short cat = 32000; </text:p>
      <text:p text:style-name="P9"><text:tab/><text:tab/>int turtle = 2000000; </text:p>
      <text:p text:style-name="P9"><text:tab/><text:tab/>String Sent = "I want to go the pet store."; </text:p>
      <text:p text:style-name="P9"/>
      <text:p text:style-name="P9"><text:tab/><text:tab/>System.out.println(Sent + " I want " + dog + " dogs"); </text:p>
      <text:p text:style-name="P9"><text:tab/>} </text:p>
      <text:p text:style-name="P5"><text:span text:style-name="T3">}<text:line-break/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I want to go the pet store. I want 127 dogs <text:line-break/></text:span><text:span text:style-name="T5"><text:line-break/><text:tab/>6. Setelah proses running tampil seperti di atas, beri penjelasan dari sintaks <text:tab/> <text:s text:c="3"/>pada file Praktikum.java dengan hasil running file tersebut !<text:line-break/><text:line-break/></text:span></text:p>
      <text:p text:style-name="P1"/>
      <text:p text:style-name="P1"/>
      <text:p text:style-name="P1"/>
      <text:p text:style-name="P3"><text:soft-page-break/>Praktikum Soal II.</text:p>
      <text:p text:style-name="P3"/>
      <text:p text:style-name="P3"><text:tab/><text:span text:style-name="T2">1. Buatlah file </text:span><text:span text:style-name="T6">Praktikum</text:span><text:span text:style-name="T2">.java.</text:span></text:p>
      <text:p text:style-name="P5"><text:tab/>2. Edit file <text:span text:style-name="T5">Praktikum</text:span>.java dengan sintaks seperti ini :<text:line-break/><text:line-break/><text:tab/><text:tab/><text:span text:style-name="T3">public class Praktikum{ </text:span></text:p>
      <text:p text:style-name="P9"><text:tab/><text:tab/><text:tab/>public static void main(String[] args){ </text:p>
      <text:p text:style-name="P9"><text:tab/> <text:s text:c="6"/><text:tab/><text:tab/>int ourfirstnumber = 10; </text:p>
      <text:p text:style-name="P9"><text:tab/><text:tab/><text:tab/><text:tab/>double ourfirstdouble = 10; </text:p>
      <text:p text:style-name="P9"/>
      <text:p text:style-name="P9"><text:tab/> <text:s text:c="7"/><text:tab/><text:tab/>System.out.println(ourfirstnumber); <text:s/></text:p>
      <text:p text:style-name="P9"><text:tab/> <text:s text:c="7"/><text:tab/><text:tab/>System.out.println(ourfirstdouble); </text:p>
      <text:p text:style-name="P9"><text:tab/><text:tab/><text:tab/>} </text:p>
      <text:p text:style-name="P5"><text:span text:style-name="T3"><text:tab/><text:tab/>}<text:line-break/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 <text:line-break/><text:tab/><text:tab/></text:span><text:span text:style-name="T4">10 </text:span></text:p>
      <text:p text:style-name="P5"><text:span text:style-name="T4"><text:tab/><text:tab/>10.0 <text:s/>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1"/>
      <text:p text:style-name="P1"/>
      <text:p text:style-name="P2">Praktikum Soal III.</text:p>
      <text:p text:style-name="P1"/>
      <text:p text:style-name="P1"><text:tab/>1. Buatlah file Praktikum.java.</text:p>
      <text:p text:style-name="P5"><text:tab/>2. Edit file Praktikum.java dengan sintaks seperti ini :<text:line-break/><text:line-break/><text:tab/><text:tab/><text:span text:style-name="T3">public class Praktikum{ </text:span></text:p>
      <text:p text:style-name="P9"><text:tab/><text:tab/><text:tab/>public static void main(String[] args){ </text:p>
      <text:p text:style-name="P9"><text:tab/> <text:s text:c="6"/><text:tab/><text:tab/><text:tab/>int value = 10; <text:s/></text:p>
      <text:p text:style-name="P9"><text:tab/> <text:s text:c="7"/><text:tab/><text:tab/><text:tab/>char a; <text:s/></text:p>
      <text:p text:style-name="P9"><text:tab/> <text:s text:c="7"/><text:tab/><text:tab/><text:tab/>a = 'B'; <text:s/></text:p>
      <text:p text:style-name="P9"><text:tab/> <text:s text:c="2"/></text:p>
      <text:p text:style-name="P9"><text:tab/> <text:s text:c="7"/><text:tab/><text:tab/><text:tab/>System.out.println(value); <text:s/></text:p>
      <text:p text:style-name="P9"><text:tab/> <text:s text:c="7"/><text:tab/><text:tab/><text:tab/>System.out.println("The value of a = " + a); </text:p>
      <text:p text:style-name="P9"><text:tab/><text:tab/><text:tab/>} </text:p>
      <text:p text:style-name="P5"><text:span text:style-name="T3"><text:tab/><text:tab/>}<text:line-break/></text:span><text:soft-page-break/><text:span text:style-name="T3"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10 </text:span></text:p>
      <text:p text:style-name="P5"><text:span text:style-name="T4"><text:tab/><text:tab/>The value of x=A <text:s/>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1"/>
      <text:p text:style-name="P1"/>
      <text:p text:style-name="P1"/>
      <text:p text:style-name="P2">Praktikum Soal IV</text:p>
      <text:p text:style-name="P1"/>
      <text:p text:style-name="P1"><text:tab/>1. Buatlah file Praktikum.java.</text:p>
      <text:p text:style-name="P5"><text:tab/>2. Edit file Praktikum.java dengan sintaks seperti ini :<text:line-break/><text:line-break/><text:span text:style-name="T3">public class Praktikum{ </text:span></text:p>
      <text:p text:style-name="P9"><text:tab/><text:tab/>public static void main(String[] args) { </text:p>
      <text:p text:style-name="P9"><text:tab/><text:tab/><text:tab/>byte num1 = 1; </text:p>
      <text:p text:style-name="P9"><text:tab/><text:tab/><text:tab/>short num2 = 2; </text:p>
      <text:p text:style-name="P9"><text:tab/><text:tab/><text:tab/>int num3 = 3; </text:p>
      <text:p text:style-name="P9"><text:tab/><text:tab/><text:tab/>long num4 = 4; </text:p>
      <text:p text:style-name="P9"><text:tab/><text:tab/><text:tab/>float num5 = 5; </text:p>
      <text:p text:style-name="P9"><text:tab/><text:tab/><text:tab/>double num6 = 6; </text:p>
      <text:p text:style-name="P9"><text:tab/><text:tab/><text:tab/>boolean value = true; </text:p>
      <text:p text:style-name="P9"><text:tab/><text:tab/><text:tab/>String a = "Number All"; </text:p>
      <text:p text:style-name="P9"/>
      <text:p text:style-name="P9"><text:tab/><text:tab/><text:tab/>System.out.println(num1); </text:p>
      <text:p text:style-name="P9"><text:tab/><text:tab/><text:tab/>System.out.println(num2); </text:p>
      <text:p text:style-name="P9"><text:tab/><text:tab/><text:tab/>System.out.println(num3); </text:p>
      <text:p text:style-name="P9"><text:tab/><text:tab/><text:tab/>System.out.println(num4); </text:p>
      <text:p text:style-name="P9"><text:tab/><text:tab/><text:tab/>System.out.println(num5); </text:p>
      <text:p text:style-name="P9"><text:tab/><text:tab/><text:tab/>System.out.println(num6); </text:p>
      <text:p text:style-name="P9"><text:tab/><text:tab/><text:tab/>System.out.println(a + " = " + (num1 + num2 + </text:p>
      <text:p text:style-name="P9"><text:tab/><text:tab/><text:tab/>num3 + num4 + num5 + num6)); </text:p>
      <text:p text:style-name="P9"><text:tab/><text:tab/><text:tab/>System.out.println(value); </text:p>
      <text:p text:style-name="P9"><text:tab/><text:tab/>} </text:p>
      <text:p text:style-name="P5"><text:span text:style-name="T3">}<text:line-break/><text:line-break/></text:span><text:soft-page-break/><text:span text:style-name="T3"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1 </text:span></text:p>
      <text:p text:style-name="P13"><text:tab/><text:tab/>2 </text:p>
      <text:p text:style-name="P13"><text:tab/><text:tab/>3 </text:p>
      <text:p text:style-name="P13"><text:tab/><text:tab/>4 </text:p>
      <text:p text:style-name="P13"><text:tab/><text:tab/>5.0 </text:p>
      <text:p text:style-name="P13"><text:tab/><text:tab/>6.0 </text:p>
      <text:p text:style-name="P13"><text:tab/><text:tab/>Number All = 21.0 </text:p>
      <text:p text:style-name="P5"><text:span text:style-name="T4"><text:tab/><text:tab/>true <text:s/><text:line-break/></text:span></text:p>
      <text:p text:style-name="P1"><text:line-break/><text:tab/>6. Setelah proses running tampil seperti di atas, beri penjelasan dari sintaks <text:tab/> <text:s text:c="3"/>pada file Praktikum.java dengan hasil running file tersebut !</text:p>
      <text:p text:style-name="P2"/>
      <text:p text:style-name="P2">Praktikum Soal V</text:p>
      <text:p text:style-name="P2"/>
      <text:p text:style-name="P3"><text:span text:style-name="T5"><text:tab/></text:span><text:span text:style-name="T6">1. Buatlah file Praktikum.java.</text:span></text:p>
      <text:p text:style-name="P5"><text:tab/>2. Edit file Praktikum.java dengan sintaks seperti ini :<text:line-break/><text:line-break/><text:tab/><text:tab/><text:span text:style-name="T3">public class Praktikum{ </text:span></text:p>
      <text:p text:style-name="P9"><text:tab/><text:tab/><text:tab/>public static void main(String[] args) { </text:p>
      <text:p text:style-name="P9"><text:tab/><text:tab/><text:tab/><text:tab/>int a; </text:p>
      <text:p text:style-name="P9"><text:tab/><text:tab/><text:tab/><text:tab/>a = 1000; </text:p>
      <text:p text:style-name="P9"><text:tab/><text:tab/><text:tab/><text:tab/>int b = 1000; </text:p>
      <text:p text:style-name="P9"/>
      <text:p text:style-name="P9"><text:tab/><text:tab/><text:tab/><text:tab/>System.out.println("a = " + a); </text:p>
      <text:p text:style-name="P9"><text:tab/><text:tab/><text:tab/><text:tab/>System.out.println("b = " + b); </text:p>
      <text:p text:style-name="P9"><text:tab/><text:tab/><text:tab/><text:tab/>System.out.println("a + b = " + (a + b)); </text:p>
      <text:p text:style-name="P9"><text:tab/><text:tab/><text:tab/>} </text:p>
      <text:p text:style-name="P5"><text:span text:style-name="T3"><text:tab/><text:tab/>}<text:line-break/><text:line-break/><text:tab/></text:span>3. Compile file Praktikum.java menggunakan java compiler (javac) :<text:line-break/><text:line-break/><text:tab/><text:tab/><text:span text:style-name="T3">$ javac Praktikum.java<text:line-break/><text:line-break/><text:tab/></text:span>4. Setelah kompilasi berhasil, running file Praktikum.java menggunakan</text:p>
      <text:p text:style-name="P5"><text:tab/> <text:s text:c="3"/>perintah seperti berikut :<text:line-break/><text:tab/><text:line-break/><text:soft-page-break/><text:tab/><text:tab/><text:span text:style-name="T4">$ java Praktikum </text:span><text:line-break/><text:tab/><text:tab/></text:p>
      <text:p text:style-name="P1"><text:tab/>5. Setelah proses running berhasil, lihat hasil running, jika berhasil akan</text:p>
      <text:p text:style-name="P5"><text:span text:style-name="T5"><text:tab/> <text:s text:c="3"/>muncul tampilan seperti di bawah ini :<text:line-break/><text:line-break/><text:tab/><text:tab/></text:span><text:span text:style-name="T4">a = 1000 </text:span></text:p>
      <text:p text:style-name="P13"><text:tab/><text:tab/>b = 1000 </text:p>
      <text:p text:style-name="P5"><text:span text:style-name="T4"><text:tab/><text:tab/>a + b = 2000 <text:s/><text:line-break/></text:span><text:span text:style-name="T5"><text:line-break/><text:tab/>6. Setelah proses running tampil seperti di atas, beri penjelasan dari sintaks <text:tab/> <text:s text:c="3"/>pada file Praktikum.java dengan hasil running file tersebut !</text:span></text:p>
      <text:p text:style-name="P2"/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09-26T14:21:14</meta:creation-date>
    <dc:date>2011-09-26T21:07:47</dc:date>
    <dc:creator>izwan </dc:creator>
    <meta:editing-duration>PT00H36M45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5" meta:paragraph-count="101" meta:word-count="667" meta:character-count="4774"/>
  </office:meta>
</office:document-meta>
</file>